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loext:graphic-properties draw:fill-color="#bce4e5"/>
    </style:style>
    <style:style style:name="P2" style:family="paragraph">
      <style:paragraph-properties fo:text-align="center"/>
    </style:style>
    <style:style style:name="P3" style:family="paragraph">
      <loext:graphic-properties draw:fill-color="#adc5e7"/>
    </style:style>
    <style:style style:name="P4" style:family="paragraph">
      <loext:graphic-properties draw:fill-color="#b2b2b2"/>
      <style:paragraph-properties fo:text-align="center"/>
    </style:style>
    <style:style style:name="P5" style:family="paragraph">
      <style:paragraph-properties fo:text-align="center"/>
      <style:text-properties fo:font-size="12pt"/>
    </style:style>
    <style:style style:name="P6" style:family="paragraph">
      <style:text-properties fo:font-size="9pt" style:font-size-asian="9pt" style:font-size-complex="9pt"/>
    </style:style>
    <style:style style:name="T1" style:family="text">
      <style:text-properties officeooo:rsid="000e452c"/>
    </style:style>
    <style:style style:name="T2" style:family="text">
      <style:text-properties fo:font-size="9pt" style:font-size-asian="9pt" style:font-size-complex="9pt"/>
    </style:style>
    <style:style style:name="gr1" style:family="graphic">
      <style:graphic-properties draw:fill-color="#bce4e5" draw:textarea-horizontal-align="justify" draw:textarea-vertical-align="middle" draw:auto-grow-height="false" fo:min-height="1.984cm" fo:min-width="19.52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956cm" fo:min-width="3.25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-color="#adc5e7" draw:textarea-horizontal-align="justify" draw:textarea-vertical-align="middle" draw:auto-grow-height="false" fo:min-height="19.738cm" fo:min-width="19.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-color="#b2b2b2" draw:textarea-horizontal-align="justify" draw:textarea-vertical-align="middle" draw:auto-grow-height="false" fo:min-height="6.112cm" fo:min-width="19.52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1.101cm" fo:min-width="3.98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justify" draw:textarea-vertical-align="middle" draw:auto-grow-height="false" fo:min-height="0.919cm" fo:min-width="0.9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textarea-horizontal-align="justify" draw:textarea-vertical-align="middle" draw:auto-grow-height="false" fo:min-height="0.924cm" fo:min-width="0.92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textarea-horizontal-align="justify" draw:textarea-vertical-align="middle" draw:auto-grow-height="false" fo:min-height="1.268cm" fo:min-width="7.77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textarea-horizontal-align="justify" draw:textarea-vertical-align="middle" draw:auto-grow-height="false" fo:min-height="0.552cm" fo:min-width="2.53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textarea-horizontal-align="justify" draw:textarea-vertical-align="middle" draw:auto-grow-height="false" fo:min-height="0.552cm" fo:min-width="1.29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textarea-horizontal-align="justify" draw:textarea-vertical-align="middle" draw:auto-grow-height="false" fo:min-height="0.598cm" fo:min-width="3.13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textarea-horizontal-align="justify" draw:textarea-vertical-align="middle" draw:auto-grow-height="false" fo:min-height="0.533cm" fo:min-width="1.82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textarea-horizontal-align="justify" draw:textarea-vertical-align="middle" draw:auto-grow-height="false" fo:min-height="0.575cm" fo:min-width="2.0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name="Forme1" draw:style-name="gr1" draw:text-style-name="P1" svg:width="19.527cm" svg:height="1.985cm" svg:x="-1.342cm" svg:y="-0.411cm"><text:p/><draw:enhanced-geometry svg:viewBox="0 0 21600 21600" draw:type="rectangle" draw:enhanced-path="M 0 0 L 21600 0 21600 21600 0 21600 0 0 Z N"/></draw:custom-shape><draw:custom-shape text:anchor-type="paragraph" draw:z-index="1" draw:name="Forme2" draw:style-name="gr2" svg:width="3.361cm" svg:height="1.059cm" svg:x="-0.813cm" svg:y="0.092cm"><text:p text:style-name="P2">LOGO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Forme4" draw:style-name="gr3" draw:text-style-name="P3" svg:width="19.501cm" svg:height="19.739cm" svg:x="-1.316cm" svg:y="1.573cm"><text:p/><draw:enhanced-geometry svg:viewBox="0 0 21600 21600" draw:type="rectangle" draw:enhanced-path="M 0 0 L 21600 0 21600 21600 0 21600 0 0 Z N"/></draw:custom-shape><draw:custom-shape text:anchor-type="paragraph" draw:z-index="3" draw:name="Forme5" draw:style-name="gr4" draw:text-style-name="P4" svg:width="19.527cm" svg:height="6.113cm" svg:x="-1.342cm" svg:y="21.311cm"><text:p text:style-name="P2">FOOTER <text:s text:c="42"/>LOGO</text:p><text:p text:style-name="P2"><text:s text:c="60"/>RESEAUX <text:s text:c="4"/></text:p><draw:enhanced-geometry svg:viewBox="0 0 21600 21600" draw:type="rectangle" draw:enhanced-path="M 0 0 L 21600 0 21600 21600 0 21600 0 0 Z N"/></draw:custom-shape><draw:custom-shape text:anchor-type="paragraph" draw:z-index="4" draw:name="Forme6" draw:style-name="gr5" svg:width="4.102cm" svg:height="1.218cm" svg:x="-0.734cm" svg:y="22.925cm"><text:p text:style-name="P2">LOGO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Forme7" draw:style-name="gr6" draw:text-style-name="P2" svg:width="1.297cm" svg:height="1.297cm" svg:x="16.464cm" svg:y="23.85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" draw:name="Forme7" draw:style-name="gr6" draw:text-style-name="P5" svg:width="1.301cm" svg:height="1.301cm" svg:x="14.877cm" svg:y="23.79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name="Forme7" draw:style-name="gr7" draw:text-style-name="P5" svg:width="1.306cm" svg:height="1.306cm" svg:x="13.236cm" svg:y="23.74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name="Forme8" draw:style-name="gr8" svg:width="7.912cm" svg:height="1.403cm" svg:x="4.77cm" svg:y="9.961cm"><text:p text:style-name="P2">BOUTON TELECHARGEMENT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9" draw:name="Forme9" draw:style-name="gr9" draw:text-style-name="P2" svg:x1="2.521cm" svg:y1="7.341cm" svg:x2="16.517cm" svg:y2="7.394cm"><text:p text:style-name="P2">H1</text:p></draw:line><draw:line text:anchor-type="paragraph" draw:z-index="10" draw:name="Forme10" draw:style-name="gr9" draw:text-style-name="P2" svg:x1="4.135cm" svg:y1="8.585cm" svg:x2="14.454cm" svg:y2="8.638cm"><text:p text:style-name="P2">H2</text:p></draw:line><draw:custom-shape text:anchor-type="paragraph" draw:z-index="11" draw:name="Forme11" draw:style-name="gr10" svg:width="2.594cm" svg:height="0.609cm" svg:x="6.225cm" svg:y="0.78cm"><text:p text:style-name="P2">PREMIUM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2" draw:name="Forme12" draw:style-name="gr11" svg:width="1.35cm" svg:height="0.609cm" svg:x="9.162cm" svg:y="0.806cm"><text:p text:style-name="P2">AID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3" draw:name="Forme13" draw:style-name="gr12" svg:width="3.202cm" svg:height="0.662cm" svg:x="10.643cm" svg:y="0.753cm"><text:p>TELECHARGE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4" draw:name="Forme14" draw:style-name="gr13" draw:text-style-name="P6" svg:width="1.879cm" svg:height="0.59cm" svg:x="14.056cm" svg:y="0.826cm"><text:p text:style-name="P6"><text:span text:style-name="T2">S’INSCRIR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5" draw:name="Forme15" draw:style-name="gr14" draw:text-style-name="P6" svg:width="2.091cm" svg:height="0.636cm" svg:x="16.094cm" svg:y="0.76cm"><text:p text:style-name="P6"><text:span text:style-name="T2">CONNEXION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6" draw:name="Forme3" draw:style-name="gr15" draw:text-style-name="P2" svg:x1="13.951cm" svg:y1="0.224cm" svg:x2="13.951cm" svg:y2="1.573cm"><text:p/></draw:line><text:s text:c="68"/><text:span text:style-name="T1">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8T09:25:17.725382299</meta:creation-date>
    <dc:date>2019-02-18T09:38:22.799087216</dc:date>
    <meta:editing-duration>PT2M33S</meta:editing-duration>
    <meta:editing-cycles>1</meta:editing-cycles>
    <meta:document-statistic meta:table-count="0" meta:image-count="0" meta:object-count="0" meta:page-count="1" meta:paragraph-count="1" meta:word-count="1" meta:character-count="69" meta:non-whitespace-character-count="1"/>
    <meta:generator>LibreOffice/6.0.7.3$Linux_X86_64 LibreOffice_project/00m0$Build-3</meta:generator>
  </office:meta>
</office:document-meta>
</file>